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47" draw:master-page-name="Master1-Layout12-twoColTx-Title-and-2-Column-Text" presentation:presentation-page-layout-name="Master1-PPL12" draw:id="Slide-256">
        <draw:frame draw:id="id84" presentation:style-name="a451" draw:name="Title 1" svg:x="1.38in" svg:y="0.4in" svg:width="10.6in" svg:height="1.44965in" presentation:class="title" presentation:placeholder="false">
          <draw:text-box>
            <text:p text:style-name="a450" text:class-names="" text:cond-style-name=""><text:span text:style-name="a448" text:class-names=""><text:s text:c="1"/>PROVERBS 28</text:span><text:span text:style-name="a449" text:class-names=""/></text:p>
          </draw:text-box>
          <svg:title/>
          <svg:desc/>
        </draw:frame>
        <draw:frame draw:id="id85" presentation:style-name="a467" draw:name="Text Placeholder 2" svg:x="1.38021in" svg:y="2in" svg:width="4.61632in" svg:height="4.75868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<text:s text:c="1"/>A STABLE GOVERNMENT (28:1-2):<text:s text:c="1"/>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><text:s text:c="1"/>A POURING RAIN (28:3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INTEGRITY (28:4-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><text:s text:c="1"/>THE BLESSINGS OF THE GODLY, THE PLIGHT OF THE GODLESS (28:10-15):<text:s text:c="1"/></text:span></text:p>
              </text:list-item>
            </text:list>
            <text:list text:style-name="a466">
              <text:list-item>
                <text:p text:style-name="a465" text:class-names="" text:cond-style-name=""><text:span text:style-name="a464" text:class-names=""/></text:p>
              </text:list-item>
            </text:list>
          </draw:text-box>
          <svg:title/>
          <svg:desc/>
        </draw:frame>
        <draw:frame draw:id="id86" presentation:style-name="a483" draw:name="Text Placeholder 3" svg:x="6.16319in" svg:y="2in" svg:width="4.61632in" svg:height="4.75868in" presentation:class="outline" presentation:placeholder="false">
          <draw:text-box>
            <text:list text:style-name="a470">
              <text:list-item>
                <text:p text:style-name="a469" text:class-names="" text:cond-style-name=""><text:span text:style-name="a468" text:class-names=""><text:s text:c="1"/>THE RISE OF THE JUST, THE FALL OF THE UNJUST (28:16-20):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PARTIALITY AND PUNISHMENT (28:21):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BEING CRITICAL (28:22-24):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<text:s text:c="1"/>GREED AND GENEROSITY (28:25-28):<text:s text:c="1"/>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2-Column Text">
      <presentation:placeholder presentation:object="title" svg:x="1.38in" svg:y="0.4in" svg:width="10.6in" svg:height="1.44965in"/>
      <presentation:placeholder presentation:object="outline" svg:x="1.38021in" svg:y="2in" svg:width="4.61632in" svg:height="4.75868in"/>
      <presentation:placeholder presentation:object="outline" svg:x="6.16319in" svg:y="2in" svg:width="4.61632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43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woColTx-Title-and-2-Column-Text" style:page-layout-name="pageLayout1" draw:style-name="a395">
      <draw:custom-shape svg:x="12.35in" svg:y="0in" svg:width="1in" svg:height="7.5in" draw:id="id77" draw:layer="Master1-bg" draw:style-name="a3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021in" svg:y="2in" svg:width="4.61632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34" draw:name="Text Placeholder 3" svg:x="6.16319in" svg:y="2in" svg:width="4.61632in" svg:height="4.75868in" presentation:class="outline" presentation:placeholder="false">
        <draw:text-box>
          <text:list text:style-name="a420">
            <text:list-item>
              <text:p text:style-name="a419" text:class-names="" text:cond-style-name=""><text:span text:style-name="a418" text:class-names="">Edit Master text styles</text:span></text:p>
            </text:list-item>
          </text:list>
          <text:list text:style-name="a423">
            <text:list-item>
              <text:list text:style-name="a423">
                <text:list-item>
                  <text:p text:style-name="a422" text:class-names="" text:cond-style-name=""><text:span text:style-name="a421" text:class-names="">Second level</text:span></text:p>
                </text:list-item>
              </text:list>
            </text:list-item>
          </text:list>
          <text:list text:style-name="a426">
            <text:list-item>
              <text:list text:style-name="a426">
                <text:list-item>
                  <text:list text:style-name="a426">
                    <text:list-item>
                      <text:p text:style-name="a425" text:class-names="" text:cond-style-name=""><text:span text:style-name="a424" text:class-names="">Third level</text:span></text:p>
                    </text:list-item>
                  </text:list>
                </text:list-item>
              </text:list>
            </text:list-item>
          </text:list>
          <text:list text:style-name="a429">
            <text:list-item>
              <text:list text:style-name="a429">
                <text:list-item>
                  <text:list text:style-name="a429">
                    <text:list-item>
                      <text:list text:style-name="a429">
                        <text:list-item>
                          <text:p text:style-name="a428" text:class-names="" text:cond-style-name=""><text:span text:style-name="a4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3">
            <text:list-item>
              <text:list text:style-name="a433">
                <text:list-item>
                  <text:list text:style-name="a433">
                    <text:list-item>
                      <text:list text:style-name="a433">
                        <text:list-item>
                          <text:list text:style-name="a433">
                            <text:list-item>
                              <text:p text:style-name="a432" text:class-names="" text:cond-style-name=""><text:span text:style-name="a430" text:class-names="">Fifth level</text:span><text:span text:style-name="a43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43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438" text:class-names="" text:cond-style-name=""><text:span text:style-name="a435" text:class-names=""><text:date text:fixed="false" style:data-style-name="a436"/></text:span><text:span text:style-name="a437" text:class-names=""/></text:p>
        </draw:text-box>
        <svg:title/>
        <svg:desc/>
      </draw:frame>
      <draw:frame draw:id="id82" presentation:style-name="a44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441" text:class-names="" text:cond-style-name=""><text:span text:style-name="a440" text:class-names=""/></text:p>
        </draw:text-box>
        <svg:title/>
        <svg:desc/>
      </draw:frame>
      <draw:frame draw:id="id83" presentation:style-name="a446" draw:name="Slide Number Placeholder 6" svg:x="12.35in" svg:y="6.75in" svg:width="1in" svg:height="0.64931in" presentation:class="page-number" presentation:placeholder="false">
        <draw:text-box>
          <text:p text:style-name="a445" text:class-names="" text:cond-style-name=""><text:span text:style-name="a443" text:class-names=""><text:page-number style:num-format="1" text:fixed="false"/></text:span><text:span text:style-name="a44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 PROVERBS 28</dc:title>
    <meta:initial-creator>David STRICKLAND</meta:initial-creator>
    <dc:creator>David STRICKLAND</dc:creator>
    <meta:creation-date>2020-02-23T23:17:59Z</meta:creation-date>
    <dc:date>2020-02-23T23:17:59Z</dc:date>
    <meta:template xlink:href="BibleStudy" xlink:type="simple"/>
    <meta:editing-cycles>1</meta:editing-cycles>
    <meta:editing-duration>PT0S</meta:editing-duration>
    <meta:document-statistic meta:paragraph-count="9" meta:word-count="72"/>
  </office:meta>
</office:document-meta>
</file>